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break-before="page"/>
      <style:text-properties officeooo:paragraph-rsid="001b7cdd"/>
    </style:style>
    <style:style style:name="P2" style:family="paragraph" style:parent-style-name="Heading_20_2" style:list-style-name="">
      <style:text-properties officeooo:paragraph-rsid="001b7cdd"/>
    </style:style>
    <style:style style:name="P3" style:family="paragraph" style:parent-style-name="Heading_20_4">
      <style:text-properties officeooo:paragraph-rsid="0010fc4e"/>
    </style:style>
    <style:style style:name="P4" style:family="paragraph" style:parent-style-name="Text_20_body">
      <style:paragraph-properties>
        <style:tab-stops>
          <style:tab-stop style:position="0.409cm"/>
        </style:tab-stops>
      </style:paragraph-properties>
      <style:text-properties officeooo:rsid="0003d02d"/>
    </style:style>
    <style:style style:name="P5" style:family="paragraph" style:parent-style-name="Text_20_body">
      <style:paragraph-properties>
        <style:tab-stops>
          <style:tab-stop style:position="0.409cm"/>
        </style:tab-stops>
      </style:paragraph-properties>
      <style:text-properties officeooo:rsid="0003d02d" officeooo:paragraph-rsid="0007acec"/>
    </style:style>
    <style:style style:name="P6" style:family="paragraph" style:parent-style-name="Text_20_body" style:list-style-name="L2">
      <style:paragraph-properties>
        <style:tab-stops>
          <style:tab-stop style:position="0.409cm"/>
        </style:tab-stops>
      </style:paragraph-properties>
      <style:text-properties officeooo:paragraph-rsid="0007acec"/>
    </style:style>
    <style:style style:name="P7" style:family="paragraph" style:parent-style-name="Text_20_body">
      <style:paragraph-properties>
        <style:tab-stops>
          <style:tab-stop style:position="0.409cm"/>
        </style:tab-stops>
      </style:paragraph-properties>
      <style:text-properties officeooo:rsid="00099f4f" officeooo:paragraph-rsid="00099f4f"/>
    </style:style>
    <style:style style:name="P8" style:family="paragraph" style:parent-style-name="Text_20_body">
      <style:text-properties officeooo:rsid="000a3e43" officeooo:paragraph-rsid="000a3e43"/>
    </style:style>
    <style:style style:name="P9" style:family="paragraph" style:parent-style-name="Text_20_body">
      <style:text-properties officeooo:rsid="000dca12" officeooo:paragraph-rsid="000dca12"/>
    </style:style>
    <style:style style:name="P10" style:family="paragraph" style:parent-style-name="Text_20_body">
      <style:text-properties officeooo:rsid="000f4aa3" officeooo:paragraph-rsid="000f4aa3"/>
    </style:style>
    <style:style style:name="P11" style:family="paragraph" style:parent-style-name="Text_20_body">
      <style:text-properties officeooo:rsid="001081ae" officeooo:paragraph-rsid="001081ae"/>
    </style:style>
    <style:style style:name="P12" style:family="paragraph" style:parent-style-name="Text_20_body">
      <style:text-properties officeooo:rsid="0010fc4e" officeooo:paragraph-rsid="0010fc4e"/>
    </style:style>
    <style:style style:name="P13" style:family="paragraph" style:parent-style-name="Text_20_body" style:list-style-name="L3">
      <style:text-properties officeooo:rsid="0011faf2" officeooo:paragraph-rsid="0011faf2"/>
    </style:style>
    <style:style style:name="P14" style:family="paragraph" style:parent-style-name="Text_20_body" style:list-style-name="L3">
      <style:text-properties officeooo:paragraph-rsid="001203cc"/>
    </style:style>
    <style:style style:name="P15" style:family="paragraph" style:parent-style-name="Text_20_body">
      <style:paragraph-properties fo:margin-top="0cm" fo:margin-bottom="0cm" style:contextual-spacing="false" fo:line-height="115%"/>
      <style:text-properties officeooo:rsid="0013a614" officeooo:paragraph-rsid="0013a614"/>
    </style:style>
    <style:style style:name="P16" style:family="paragraph" style:parent-style-name="Text_20_body">
      <style:paragraph-properties fo:margin-top="0cm" fo:margin-bottom="0.046cm" style:contextual-spacing="false" fo:line-height="115%"/>
      <style:text-properties officeooo:rsid="0013a614" officeooo:paragraph-rsid="0013a614"/>
    </style:style>
    <style:style style:name="P17" style:family="paragraph" style:parent-style-name="Text_20_body" style:list-style-name="L4">
      <style:paragraph-properties fo:margin-top="0cm" fo:margin-bottom="0.046cm" style:contextual-spacing="false" fo:line-height="115%"/>
      <style:text-properties officeooo:paragraph-rsid="00149de7"/>
    </style:style>
    <style:style style:name="P18" style:family="paragraph" style:parent-style-name="Text_20_body" style:list-style-name="L4">
      <style:paragraph-properties fo:margin-top="0cm" fo:margin-bottom="0.046cm" style:contextual-spacing="false" fo:line-height="115%"/>
      <style:text-properties officeooo:rsid="00149de7" officeooo:paragraph-rsid="00149de7"/>
    </style:style>
    <style:style style:name="P19" style:family="paragraph" style:parent-style-name="Text_20_body" style:list-style-name="L4">
      <style:paragraph-properties fo:margin-top="0cm" fo:margin-bottom="0.046cm" style:contextual-spacing="false" fo:line-height="115%"/>
      <style:text-properties officeooo:rsid="00163167" officeooo:paragraph-rsid="00163167"/>
    </style:style>
    <style:style style:name="P20" style:family="paragraph" style:parent-style-name="Text_20_body">
      <style:text-properties officeooo:rsid="0017cbc0" officeooo:paragraph-rsid="0017cbc0"/>
    </style:style>
    <style:style style:name="P21" style:family="paragraph" style:parent-style-name="Text_20_body" style:list-style-name="L5">
      <style:text-properties officeooo:rsid="0017cbc0" officeooo:paragraph-rsid="0017cbc0"/>
    </style:style>
    <style:style style:name="P22" style:family="paragraph" style:parent-style-name="Text_20_body" style:list-style-name="L5">
      <style:text-properties officeooo:rsid="00182d8e" officeooo:paragraph-rsid="00182d8e"/>
    </style:style>
    <style:style style:name="P23" style:family="paragraph" style:parent-style-name="Text_20_body" style:list-style-name="L5">
      <style:text-properties officeooo:rsid="00186100" officeooo:paragraph-rsid="00186100"/>
    </style:style>
    <style:style style:name="P24" style:family="paragraph" style:parent-style-name="Text_20_body">
      <style:text-properties officeooo:rsid="001b7cdd" officeooo:paragraph-rsid="001b7cdd"/>
    </style:style>
    <style:style style:name="P25" style:family="paragraph" style:parent-style-name="Text_20_body" style:list-style-name="L6">
      <style:text-properties officeooo:rsid="001c29d9" officeooo:paragraph-rsid="001c29d9"/>
    </style:style>
    <style:style style:name="P26" style:family="paragraph" style:parent-style-name="Text_20_body">
      <style:text-properties officeooo:rsid="001c29d9" officeooo:paragraph-rsid="001c29d9"/>
    </style:style>
    <style:style style:name="P27" style:family="paragraph" style:parent-style-name="Text_20_body" style:list-style-name="L7">
      <style:text-properties officeooo:rsid="001fa950" officeooo:paragraph-rsid="001fa950"/>
    </style:style>
    <style:style style:name="P28" style:family="paragraph" style:parent-style-name="Text_20_body">
      <style:text-properties officeooo:rsid="002125f9" officeooo:paragraph-rsid="002125f9"/>
    </style:style>
    <style:style style:name="P29" style:family="paragraph" style:parent-style-name="Text_20_body">
      <style:text-properties officeooo:rsid="0021cdc8" officeooo:paragraph-rsid="0021cdc8"/>
    </style:style>
    <style:style style:name="P30" style:family="paragraph" style:parent-style-name="Text_20_body">
      <style:text-properties officeooo:rsid="00241ffd" officeooo:paragraph-rsid="00241ffd"/>
    </style:style>
    <style:style style:name="P31" style:family="paragraph" style:parent-style-name="Title">
      <style:paragraph-properties>
        <style:tab-stops>
          <style:tab-stop style:position="0.409cm"/>
        </style:tab-stops>
      </style:paragraph-properties>
      <style:text-properties officeooo:rsid="0003d02d"/>
    </style:style>
    <style:style style:name="P3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loext:hyphenation-no-last-word="false"/>
    </style:style>
    <style:style style:name="T1" style:family="text">
      <style:text-properties officeooo:rsid="0003d02d"/>
    </style:style>
    <style:style style:name="T2" style:family="text">
      <style:text-properties officeooo:rsid="0007acec"/>
    </style:style>
    <style:style style:name="T3" style:family="text">
      <style:text-properties officeooo:rsid="00099f4f"/>
    </style:style>
    <style:style style:name="T4" style:family="text">
      <style:text-properties officeooo:rsid="000abf2e"/>
    </style:style>
    <style:style style:name="T5" style:family="text">
      <style:text-properties officeooo:rsid="000c2bef"/>
    </style:style>
    <style:style style:name="T6" style:family="text">
      <style:text-properties officeooo:rsid="000f4aa3"/>
    </style:style>
    <style:style style:name="T7" style:family="text">
      <style:text-properties officeooo:rsid="0010d4b3"/>
    </style:style>
    <style:style style:name="T8" style:family="text">
      <style:text-properties officeooo:rsid="0010fc4e"/>
    </style:style>
    <style:style style:name="T9" style:family="text">
      <style:text-properties officeooo:rsid="0011faf2"/>
    </style:style>
    <style:style style:name="T10" style:family="text">
      <style:text-properties fo:font-weight="bold" style:font-weight-asian="bold" style:font-weight-complex="bold"/>
    </style:style>
    <style:style style:name="T11" style:family="text">
      <style:text-properties fo:font-weight="bold" officeooo:rsid="001203cc"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203cc" style:font-weight-asian="normal" style:font-weight-complex="normal"/>
    </style:style>
    <style:style style:name="T14" style:family="text">
      <style:text-properties fo:font-weight="normal" officeooo:rsid="0013a614" style:font-weight-asian="normal" style:font-weight-complex="normal"/>
    </style:style>
    <style:style style:name="T15" style:family="text">
      <style:text-properties fo:font-weight="normal" officeooo:rsid="00135ebc" style:font-weight-asian="normal" style:font-weight-complex="normal"/>
    </style:style>
    <style:style style:name="T16" style:family="text">
      <style:text-properties fo:font-weight="normal" officeooo:rsid="00149de7" style:font-weight-asian="normal" style:font-weight-complex="normal"/>
    </style:style>
    <style:style style:name="T17" style:family="text">
      <style:text-properties fo:font-weight="normal" officeooo:rsid="001d52be" style:font-weight-asian="normal" style:font-weight-complex="normal"/>
    </style:style>
    <style:style style:name="T18" style:family="text">
      <style:text-properties fo:font-weight="normal" officeooo:rsid="001e00e6" style:font-weight-asian="normal" style:font-weight-complex="normal"/>
    </style:style>
    <style:style style:name="T19" style:family="text">
      <style:text-properties officeooo:rsid="0019b4e6"/>
    </style:style>
    <style:style style:name="T20" style:family="text">
      <style:text-properties officeooo:rsid="001b7cdd"/>
    </style:style>
    <style:style style:name="T21" style:family="text">
      <style:text-properties officeooo:rsid="001c29d9"/>
    </style:style>
    <style:style style:name="T2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ONEXIÓN Y GESTIÓN DE RECURSOS EN RED</text:p>
      <text:p text:style-name="P4"/>
      <text:h text:style-name="Heading_20_1" text:outline-level="1">6.1 Seguridad en las redes informáticas</text:h>
      <text:p text:style-name="P4"><text:tab/>En los Sistemas informáticos hay que preservar la integridad, la disponibilidad y la privacidad de <text:tab/>la información.</text:p>
      <text:p text:style-name="P4"/>
      <text:p text:style-name="P5"><text:tab/>La seguridad la podemos distinguir en dos tipos:</text:p>
      <text:list xml:id="list3039548423" text:style-name="L2">
        <text:list-item>
          <text:p text:style-name="P6"><text:span text:style-name="T1">Medidas de seguridad activa: Se utilizan para detectar las amenazas y generar acciones contra ellas. Como el uso del control de acceso o el sistema de detección de intrusos.</text:span></text:p>
        </text:list-item>
        <text:list-item>
          <text:p text:style-name="P6"><text:span text:style-name="T1">Medidas de seguridad pasivas: Intentan que el impacto sea menor una vez producido el ataque, como tener una buena pacificación de las copias de seguridad.</text:span></text:p>
        </text:list-item>
      </text:list>
      <text:h text:style-name="Heading_20_2" text:outline-level="2">6.1.1 Control de acceso</text:h>
      <text:p text:style-name="P4">Se puede limitar el <text:span text:style-name="T2">el acceso de algún usuario a algún equipo de la red, </text:span><text:span text:style-name="T3">se pueden permitir y denegar varias opciones como la de ejecutar mandos…</text:span></text:p>
      <text:p text:style-name="P4"/>
      <text:p text:style-name="P7">También se pueden encontrar medidas de acceso físico a los edificios donde se encuentran los sistemas como los CPD con controles de acceso.</text:p>
      <text:h text:style-name="Heading_20_2" text:outline-level="2">6.1.2 Cortafuegos (firewall)</text:h>
      <text:p text:style-name="P8">Se encargan de proteger los sistemas o las redes informáticas de las amenazas que pueden llegar a trabes de la red, <text:span text:style-name="T4">impidiendo el acceso no autorizado y permitiendo el tráfico autorizado tanto entrante como saliente.</text:span></text:p>
      <text:h text:style-name="Heading_20_3" text:outline-level="3">Cortafuegos hardware</text:h>
      <text:p text:style-name="Text_20_body"><text:tab/><text:span text:style-name="T5">Están conectados a el router o pueden estar integrados en el. Una de las utilidades de los cortafuegos es crear las DMZ dentro de una red.</text:span></text:p>
      <text:h text:style-name="Heading_20_3" text:outline-level="3">DMZ o Zona Desmilitarizada</text:h>
      <text:p text:style-name="P9">Es una zona dentro de una red aislada de el resto de la red. En esta están los servidores y los recursos de l<text:span text:style-name="T6">a </text:span>red que podrán <text:s/>ser accesibles desde internet. <text:s/></text:p>
      <text:p text:style-name="P10">L<office:annotation loext:resolved="false"><dc:creator>Autor desconocido</dc:creator><dc:date>2024-05-31T19:46:38.826000000</dc:date><text:p text:style-name="P32"><text:span text:style-name="T22">En resumen, la DMZ es una zona intermedia que permite la interacción con el exterior (Internet) de manera controlada, mientras que mantiene una barrera de seguridad que protege la red interna de accesos no autorizados desde la DMZ. Los equipos internos pueden comunicarse con la DMZ, pero no al revés, lo que ayuda a minimizar el riesgo de brechas de seguridad.</text:span></text:p></office:annotation>a DMZ se puede conectar con el exterior, pero no con la red interna que esta fuera de su zona; sin embargo, los equipos de dentro de la red si pueden acceder a las DMZ.</text:p>
      <text:h text:style-name="Heading_20_3" text:outline-level="3"><text:soft-page-break/>Cortafuegos Software</text:h>
      <text:p text:style-name="P11">Linux y Windows tren incorporados varias aplicaciones de cortafuegos como en Linux (ufw, iptables, nftables) y en Windows (Windows Defender).</text:p>
      <text:h text:style-name="Heading_20_4" text:outline-level="4">Cortafuegos en Linux</text:h>
      <text:p text:style-name="P11">Se puede gestionar con el comando ufw. <text:span text:style-name="T7">Esta herramienta utiliza las iptables su sucesor las nftables que son el firewall en Linux.</text:span></text:p>
      <text:h text:style-name="P3" text:outline-level="4">Cortafuegos en <text:span text:style-name="T8">Windows</text:span></text:h>
      <text:p text:style-name="P12">Se puede acceder desde diferentes sitios, tanto a las propiedades básicas como a la las avanzadas.</text:p>
      <text:list xml:id="list369797060" text:style-name="L3">
        <text:list-item>
          <text:p text:style-name="P13">Firewall y protección de red = Configuración → Actualización y seguridad → Seguridad de Windows.</text:p>
        </text:list-item>
        <text:list-item>
          <text:p text:style-name="P13">Firewall de Windows Defender = Es accesible desde el Panel de control o escribiendo lo desde el Inicio</text:p>
        </text:list-item>
        <text:list-item>
          <text:p text:style-name="P14"><text:span text:style-name="T9">Windows Defender Firewall con seguridad avanzada = Escribiendo </text:span><text:span text:style-name="T11">wf.msc </text:span><text:span text:style-name="T13">en Inicio o en Ejecutar. </text:span><text:span text:style-name="T16">Dentro</text:span><text:span text:style-name="T15"> se ven los perfiles de las redes privadas y de las redes publicas o invitadas.</text:span></text:p>
        </text:list-item>
      </text:list>
      <text:p text:style-name="P15"><text:span text:style-name="T14"/></text:p>
      <text:p text:style-name="P16"><text:span text:style-name="T12">Dentro de cada per</text:span><text:span text:style-name="T16">fil se pueden ver los siguientes elementos:</text:span></text:p>
      <text:p text:style-name="P16"><text:span text:style-name="T16"/></text:p>
      <text:list xml:id="list2020185444" text:style-name="L4">
        <text:list-item>
          <text:p text:style-name="P18"><text:span text:style-name="T12">Estado de firewall de Widows defender: puede estar activado o desactivado</text:span></text:p>
        </text:list-item>
        <text:list-item>
          <text:p text:style-name="P18"><text:span text:style-name="T12">Conexiones entrantes: se pueden bloquear excepto las admitidas.</text:span></text:p>
        </text:list-item>
        <text:list-item>
          <text:p text:style-name="P17"><text:span text:style-name="T16">Redes privadas y publicas o invitadas: En una red privada se conocen a los dispositivos que esta en ella. Y en las publicas o invitadas se puede conectar cualquier dispositivo</text:span></text:p>
        </text:list-item>
        <text:list-item>
          <text:p text:style-name="P19"><text:span text:style-name="T13">E</text:span><text:span text:style-name="T12">stado de notificación: si el usuario quiere recibir una notificación cuando se bloquee una aplicación.</text:span></text:p>
        </text:list-item>
      </text:list>
      <text:p text:style-name="P12"/>
      <text:p text:style-name="P20">Detalles:</text:p>
      <text:list text:style-name="L5">
        <text:list-item>
          <text:p text:style-name="P21">En activar o desactivar el Firewall de Windows defender se pueden activar o desactivar el firewall a de mas de configurar el bloqueo de las conexiones entrantes y las notificaciones.</text:p>
        </text:list-item>
        <text:list-item>
          <text:p text:style-name="P22">La red del dominio es aquella que tiene un controlador de dominio dentro de Active Directory.</text:p>
        </text:list-item>
        <text:list-item>
          <text:p text:style-name="P23">En Configuración avanzada se pueden poner reglas para cada tipo de red: <text:span text:style-name="T19">estas se pueden aplicar dentro de un dominio, perfil publico o perfil privado. Estas reglas pueden ser de entrada, de salida o de seguridad de conexión entre dos equipos.</text:span></text:p>
        </text:list-item>
      </text:list>
      <text:h text:style-name="P2" text:outline-level="2"/>
      <text:h text:style-name="P1" text:outline-level="2">6.1.<text:span text:style-name="T20">3</text:span> <text:span text:style-name="T20">Sistemas de detección de intrusión</text:span></text:h>
      <text:p text:style-name="P24">Son herramientas que monitorizan y detectan las intrusiones, <text:span text:style-name="T21">como los sistemas IDS, IPS y SIEM. Los tres son sistemas para proteger las comunicaciones pero funcionan de manera distinta.</text:span></text:p>
      <text:list text:style-name="L6">
        <text:list-item>
          <text:p text:style-name="P25"><text:span text:style-name="T10">IDS:</text:span><text:span text:style-name="T12"> Sistemas que detecta accesos no autorizados a equipos o a redes.</text:span></text:p>
        </text:list-item>
        <text:list-item>
          <text:p text:style-name="P25"><text:span text:style-name="T10">IPS:</text:span><text:span text:style-name="T12"> Protege al sistema de la intrusión. Se encarga de monitorizar las entradas y salidas en busca de ataques cibernéticos y de malware.</text:span></text:p>
        </text:list-item>
        <text:list-item>
          <text:p text:style-name="P25"><text:span text:style-name="T10">SIEM:</text:span><text:span text:style-name="T12"> Sistemas que analiza los eventos de seguridad en una red. Se complementa con los anteriores y centraliza la información, descartando falsos positivos.</text:span></text:p>
        </text:list-item>
      </text:list>
      <text:h text:style-name="Heading_20_2" text:outline-level="2">6.1.4 Herramienta de cifrado y seguridad</text:h>
      <text:p text:style-name="P26"><text:span text:style-name="T17">Hay </text:span><text:span text:style-name="T12"><text:s/></text:span><text:span text:style-name="T18">herramientas que permiten encriptar archivos y carpetas, así como la información que viaja por la red. Utilizan algoritmos de cifrado.</text:span></text:p>
      <text:list xml:id="list1866055891" text:style-name="L7">
        <text:list-item>
          <text:p text:style-name="P27"><text:span text:style-name="T18">O</text:span><text:span text:style-name="T12">penSSL: Es un paquete que ofrece herramientas de seguridad para TLS y SSL.</text:span></text:p>
        </text:list-item>
        <text:list-item>
          <text:p text:style-name="P27"><text:span text:style-name="T12">LibreSSL: Es una bifurcación de OpenSSL. Ofrece varias utilidades, como libcrypto, libssl o libtls que son bibliotecas de criptografías y utilidades para TLS</text:span></text:p>
        </text:list-item>
      </text:list>
      <text:p text:style-name="P28"><text:span text:style-name="T12">Comando:</text:span></text:p>
      <text:p text:style-name="P28"><text:span text:style-name="T12">openssl req → Se utiliza para crear certificados auto firmados.</text:span></text:p>
      <text:h text:style-name="Heading_20_4" text:outline-level="4">OpenSSH</text:h>
      <text:p text:style-name="P29"><text:span text:style-name="T12">Paquete que ayuda a la seguridad ofreciendo herramienta SSH y otras aplicaciones para cifrar comunicaciones en una red. </text:span></text:p>
      <text:h text:style-name="Heading_20_4" text:outline-level="4">Certificados</text:h>
      <text:p text:style-name="P29">Se utilizan en ciertos sitios, como en servidores web para garantizar la identidad de el servidor.</text:p>
      <text:p text:style-name="P29">Existen compañías dedicadas a ofrecer y validar certificados. El usuario también puede crear certificados pero al no estar validado por una autoridad de certificación es posible tener problemas al no reconocer que es un certificado.</text:p>
      <text:p text:style-name="P29">Hay diferentes tipos de certificados pero la mayoría se basan en el estándar X.509 v3.</text:p>
      <text:p text:style-name="P29"/>
      <text:p text:style-name="P30">Me he quedado por la pagina 382.</text:p>
      <text:p text:style-name="P4"/>
      <text:p text:style-name="P4"/>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31T18:50:35.130000000</meta:creation-date>
    <meta:generator>LibreOffice/7.4.3.2$Windows_X86_64 LibreOffice_project/1048a8393ae2eeec98dff31b5c133c5f1d08b890</meta:generator>
    <dc:date>2024-05-31T21:10:57.212000000</dc:date>
    <meta:editing-duration>PT9M39S</meta:editing-duration>
    <meta:editing-cycles>4</meta:editing-cycles>
    <meta:document-statistic meta:table-count="0" meta:image-count="0" meta:object-count="0" meta:page-count="3" meta:paragraph-count="52" meta:word-count="849" meta:character-count="5114" meta:non-whitespace-character-count="4325"/>
  </office:meta>
</office:document-meta>
</file>